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 style:list-style-name="L1">
      <style:graphic-properties draw:stroke="solid" draw:stroke-dash="Dash_20_2" svg:stroke-width="0.051cm" svg:stroke-color="#008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51cm" svg:stroke-color="#008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>
      <style:graphic-properties svg:stroke-width="0.051cm" svg:stroke-color="#000080" draw:marker-start-width="0.276cm" draw:marker-end-width="0.276cm" draw:fill-color="#ffffff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0000" draw:marker-start-width="0.276cm" draw:marker-end-width="0.276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80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8000" draw:marker-start="Arrow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80" draw:marker-start="Arrow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fo:min-height="0.635cm"/>
    </style:style>
    <style:style style:name="gr11" style:family="graphic" style:parent-style-name="standard">
      <style:graphic-properties draw:stroke="none" draw:fill-color="#ffffff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fo:min-height="1.905cm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fo:min-height="3.1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22pt" style:text-underline-style="solid" style:text-underline-width="auto" style:text-underline-color="font-color" style:font-size-asian="22pt" style:font-size-complex="22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color="#000080"/>
    </style:style>
    <style:style style:name="T2" style:family="text">
      <style:text-properties fo:color="#008000"/>
    </style:style>
    <style:style style:name="T3" style:family="text">
      <style:text-properties fo:color="#800000"/>
    </style:style>
    <style:style style:name="T4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1cm" svg:height="1.905cm" svg:x="8.28cm" svg:y="3.205cm">
          <text:p text:style-name="P1">Client</text:p>
        </draw:rect>
        <draw:g>
          <draw:rect draw:style-name="gr1" draw:text-style-name="P1" draw:layer="layout" svg:width="3.81cm" svg:height="1.905cm" svg:x="4.17cm" svg:y="13.765cm">
            <text:p/>
          </draw:rect>
          <draw:rect draw:style-name="gr1" draw:text-style-name="P1" draw:layer="layout" svg:width="3.81cm" svg:height="1.905cm" svg:x="3.735cm" svg:y="13.465cm">
            <text:p text:style-name="P1">RPZ Data</text:p>
          </draw:rect>
        </draw:g>
        <draw:g>
          <draw:rect draw:style-name="gr2" draw:text-style-name="P2" draw:layer="layout" svg:width="3.81cm" svg:height="1.905cm" svg:x="4.17cm" svg:y="8.385cm">
            <text:p/>
          </draw:rect>
          <draw:rect draw:style-name="gr3" draw:text-style-name="P2" draw:layer="layout" svg:width="3.81cm" svg:height="1.905cm" svg:x="3.735cm" svg:y="8.085cm">
            <text:p text:style-name="P3">BIND</text:p>
          </draw:rect>
        </draw:g>
        <draw:rect draw:style-name="gr4" draw:text-style-name="P1" draw:layer="layout" svg:width="3.81cm" svg:height="1.905cm" svg:x="12.825cm" svg:y="8.085cm">
          <text:p text:style-name="P1">Walled</text:p>
          <text:p text:style-name="P1">Garden</text:p>
        </draw:rect>
        <draw:custom-shape draw:style-name="gr5" draw:text-style-name="P1" draw:layer="layout" svg:width="4.445cm" svg:height="3.175cm" svg:x="12.46cm" svg:y="13.2cm">
          <text:p text:style-name="P1">Off System</text:p>
          <text:p text:style-name="P1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1" draw:layer="layout" svg:width="3.81cm" svg:height="1.905cm" svg:x="20.945cm" svg:y="7.95cm">
          <text:p text:style-name="P1">Analysis</text:p>
          <text:p text:style-name="P1">Site</text:p>
        </draw:rect>
        <draw:rect draw:style-name="gr1" draw:text-style-name="P1" draw:layer="layout" svg:width="3.81cm" svg:height="1.905cm" svg:x="21.045cm" svg:y="3.105cm">
          <text:p text:style-name="P1">Admin</text:p>
        </draw:rect>
        <draw:line draw:style-name="gr6" draw:text-style-name="P1" draw:layer="layout" svg:x1="5.64cm" svg:y1="12.83cm" svg:x2="5.64cm" svg:y2="10.925cm">
          <text:p/>
        </draw:line>
        <draw:line draw:style-name="gr7" draw:text-style-name="P1" draw:layer="layout" svg:x1="14.73cm" svg:y1="10.29cm" svg:x2="14.73cm" svg:y2="12.83cm">
          <text:p/>
        </draw:line>
        <draw:line draw:style-name="gr7" draw:text-style-name="P1" draw:layer="layout" svg:x1="8.38cm" svg:y1="10.39cm" svg:x2="12.825cm" svg:y2="12.93cm">
          <text:p/>
        </draw:line>
        <draw:line draw:style-name="gr7" draw:text-style-name="P1" draw:layer="layout" svg:x1="16.77cm" svg:y1="12.83cm" svg:x2="20.68cm" svg:y2="10.19cm">
          <text:p/>
        </draw:line>
        <draw:line draw:style-name="gr8" draw:text-style-name="P1" draw:layer="layout" svg:x1="5.64cm" svg:y1="7.75cm" svg:x2="8.08cm" svg:y2="5.41cm">
          <text:p/>
        </draw:line>
        <draw:line draw:style-name="gr9" draw:text-style-name="P1" draw:layer="layout" svg:x1="12.29cm" svg:y1="5.545cm" svg:x2="14.53cm" svg:y2="7.75cm">
          <text:p/>
        </draw:line>
        <draw:line draw:style-name="gr9" draw:text-style-name="P1" draw:layer="layout" svg:x1="22.885cm" svg:y1="5.21cm" svg:x2="22.885cm" svg:y2="7.75cm">
          <text:p/>
        </draw:line>
        <draw:frame draw:style-name="gr10" draw:layer="layout" svg:width="1.27cm" svg:height="0.962cm" svg:x="6.005cm" svg:y="5.645cm">
          <draw:text-box>
            <text:p>1</text:p>
          </draw:text-box>
        </draw:frame>
        <draw:frame draw:style-name="gr10" draw:layer="layout" svg:width="1.27cm" svg:height="0.962cm" svg:x="13.405cm" svg:y="5.645cm">
          <draw:text-box>
            <text:p>2</text:p>
          </draw:text-box>
        </draw:frame>
        <draw:frame draw:style-name="gr10" draw:layer="layout" svg:width="1.27cm" svg:height="0.962cm" svg:x="8.815cm" svg:y="11.56cm">
          <draw:text-box>
            <text:p>1'</text:p>
          </draw:text-box>
        </draw:frame>
        <draw:frame draw:style-name="gr10" draw:layer="layout" svg:width="1.27cm" svg:height="0.962cm" svg:x="13.515cm" svg:y="10.66cm">
          <draw:text-box>
            <text:p>2'</text:p>
          </draw:text-box>
        </draw:frame>
        <draw:g>
          <draw:rect draw:style-name="gr11" draw:text-style-name="P4" draw:layer="layout" svg:width="5.08cm" svg:height="4.445cm" svg:x="20.415cm" svg:y="12.23cm">
            <text:list text:style-name="L1">
              <text:list-item>
                <text:p text:style-name="P4"><text:span text:style-name="T1"><text:s/></text:span><text:span text:style-name="T1">HTTP</text:span></text:p>
              </text:list-item>
              <text:list-item>
                <text:p text:style-name="P4"><text:s/><text:span text:style-name="T2">DNS</text:span></text:p>
              </text:list-item>
              <text:list-item>
                <text:p text:style-name="P4"><text:span text:style-name="T3"><text:s/></text:span><text:span text:style-name="T3">Log Data</text:span></text:p>
              </text:list-item>
            </text:list>
          </draw:rect>
          <draw:frame draw:style-name="gr10" draw:layer="layout" svg:width="3.81cm" svg:height="0.962cm" svg:x="21.15cm" svg:y="11.995cm">
            <draw:text-box>
              <text:p>Key</text:p>
            </draw:text-box>
          </draw:frame>
        </draw:g>
        <draw:frame draw:style-name="gr12" draw:text-style-name="P5" draw:layer="layout" svg:width="21.59cm" svg:height="2.155cm" svg:x="4.175cm" svg:y="1.37cm">
          <draw:text-box>
            <text:p text:style-name="P5"><text:span text:style-name="T4">Using DNS RPZ for Security Analysis</text:span></text:p>
          </draw:text-box>
        </draw:frame>
        <draw:frame draw:style-name="gr13" draw:text-style-name="P6" draw:layer="layout" svg:width="8.055cm" svg:height="3.425cm" svg:x="2.335cm" svg:y="17.24cm">
          <draw:text-box>
            <text:p text:style-name="P6"><text:span text:style-name="T5">Client DNS request generates RPZ based response, which is logged.</text:span></text:p>
          </draw:text-box>
        </draw:frame>
        <draw:frame draw:style-name="gr13" draw:text-style-name="P6" draw:layer="layout" svg:width="8.055cm" svg:height="3.425cm" svg:x="11.136cm" svg:y="17.241cm">
          <draw:text-box>
            <text:p text:style-name="P6"><text:span text:style-name="T5">All Walled Garden site accesses are logged allowing correlated analysis with the DNS logs.</text:span></text:p>
          </draw:text-box>
        </draw:frame>
        <draw:frame draw:style-name="gr13" draw:text-style-name="P6" draw:layer="layout" svg:width="7.298cm" svg:height="3.425cm" svg:x="19.937cm" svg:y="17.242cm">
          <draw:text-box>
            <text:p text:style-name="P6"><text:span text:style-name="T5">Administration can use the data to identify user training and/or system compromises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ugo Connery</meta:initial-creator>
    <meta:creation-date>2012-02-11T10:47:23</meta:creation-date>
    <dc:date>2012-02-11T11:32:18</dc:date>
    <dc:creator>Hugo Connery</dc:creator>
    <meta:editing-duration>PT39M34S</meta:editing-duration>
    <meta:editing-cycles>9</meta:editing-cycles>
    <meta:generator>OpenOffice.org/3.3$Unix OpenOffice.org_project/330m20$Build-9567</meta:generator>
    <meta:document-statistic meta:object-count="29"/>
  </office:meta>
</office:document-meta>
</file>